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officeooo:rsid="00064a39" officeooo:paragraph-rsid="00064a39"/>
    </style:style>
    <style:style style:name="P2" style:family="paragraph" style:parent-style-name="Text_20_body">
      <style:paragraph-properties fo:text-align="center" style:justify-single-word="false"/>
      <style:text-properties fo:font-size="14pt" officeooo:rsid="00064a39" officeooo:paragraph-rsid="00064a39" style:font-size-asian="14pt" style:font-size-complex="14pt"/>
    </style:style>
    <style:style style:name="P3" style:family="paragraph" style:parent-style-name="Text_20_body">
      <style:text-properties officeooo:rsid="0007b754" officeooo:paragraph-rsid="0007b754"/>
    </style:style>
    <style:style style:name="P4" style:family="paragraph" style:parent-style-name="Title">
      <style:text-properties fo:color="#729fcf" loext:opacity="100%" fo:font-size="18pt" style:font-size-asian="18pt" style:font-size-complex="18pt"/>
    </style:style>
    <style:style style:name="P5" style:family="paragraph">
      <style:paragraph-properties fo:text-align="center"/>
    </style: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okumentacja projektu wykonywanego w ramach zajęć BAZY DANYCH I </text:p>
      <text:p text:style-name="P2"><draw:line text:anchor-type="paragraph" draw:z-index="0" draw:name="Linia pozioma 1" draw:style-name="gr1" draw:text-style-name="P5" svg:x1="-0.157cm" svg:y1="0.868cm" svg:x2="17.475cm" svg:y2="0.868cm"><text:p/></draw:line>Wiktoria Szewczyk</text:p>
      <text:p text:style-name="P2"/>
      <text:h text:style-name="P1" text:outline-level="4">I. Projekt koncepcji, założenia</text:h>
      <text:p text:style-name="P3">Projekt polega na stworzeniu aplikacji opartej na bazie danych PostgreSQL dla biblioteki. Do aplikacji można zalogować się jako pracownik biblioteki lub czytelnik. Można przeglądać księgozbiór, przeszukiwać g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18:59:14.594000000</dc:date>
    <meta:editing-duration>PT24M58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4" meta:word-count="42" meta:character-count="322" meta:non-whitespace-character-count="282"/>
  </office:meta>
</office:document-meta>
</file>